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aa54" officeooo:paragraph-rsid="001eaa54"/>
    </style:style>
    <style:style style:name="P2" style:family="paragraph" style:parent-style-name="Standard">
      <style:text-properties fo:language="ru" fo:country="RU" officeooo:rsid="002166de" officeooo:paragraph-rsid="002166de"/>
    </style:style>
    <style:style style:name="P3" style:family="paragraph" style:parent-style-name="Standard">
      <style:text-properties fo:language="ru" fo:country="RU" officeooo:rsid="00256742" officeooo:paragraph-rsid="00256742"/>
    </style:style>
    <style:style style:name="T1" style:family="text">
      <style:text-properties officeooo:rsid="001f0362"/>
    </style:style>
    <style:style style:name="T2" style:family="text">
      <style:text-properties fo:language="en" fo:country="US" fo:font-weight="normal" officeooo:rsid="0023ddad" style:font-weight-asian="normal" style:font-weight-complex="normal"/>
    </style:style>
    <style:style style:name="T3" style:family="text">
      <style:text-properties fo:language="en" fo:country="US" fo:font-weight="normal" officeooo:rsid="00244415" style:font-weight-asian="normal" style:font-weight-complex="normal"/>
    </style:style>
    <style:style style:name="T4" style:family="text">
      <style:text-properties fo:language="ru" fo:country="RU" officeooo:rsid="001f0362"/>
    </style:style>
    <style:style style:name="T5" style:family="text">
      <style:text-properties fo:language="ru" fo:country="RU" fo:font-weight="bold" officeooo:rsid="001f0362" style:font-weight-asian="bold" style:font-weight-complex="bold"/>
    </style:style>
    <style:style style:name="T6" style:family="text">
      <style:text-properties fo:language="ru" fo:country="RU" fo:font-weight="normal" officeooo:rsid="001f0362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0362" style:font-weight-asian="normal" style:font-weight-complex="normal"/>
    </style:style>
    <style:style style:name="T9" style:family="text">
      <style:text-properties fo:font-weight="normal" officeooo:rsid="0021f516" style:font-weight-asian="normal" style:font-weight-complex="normal"/>
    </style:style>
    <style:style style:name="T10" style:family="text">
      <style:text-properties fo:font-weight="normal" officeooo:rsid="0023ddad" style:font-weight-asian="normal" style:font-weight-complex="normal"/>
    </style:style>
    <style:style style:name="T11" style:family="text">
      <style:text-properties fo:font-weight="normal" officeooo:rsid="00244415" style:font-weight-asian="normal" style:font-weight-complex="normal"/>
    </style:style>
    <style:style style:name="T12" style:family="text">
      <style:text-properties fo:font-weight="normal" officeooo:rsid="0024cfb1" style:font-weight-asian="normal" style:font-weight-complex="normal"/>
    </style:style>
    <style:style style:name="T13" style:family="text">
      <style:text-properties fo:font-size="15pt" fo:font-weight="bold" officeooo:rsid="0025b930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73389" style:font-size-asian="15pt" style:font-weight-asian="bold" style:font-size-complex="15pt" style:font-weight-complex="bold"/>
    </style:style>
    <style:style style:name="T15" style:family="text">
      <style:text-properties fo:font-size="15pt" fo:font-weight="normal" officeooo:rsid="0025fed9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273389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2794b5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29161c" style:font-size-asian="15pt" style:font-weight-asian="normal" style:font-size-complex="15pt" style:font-weight-complex="normal"/>
    </style:style>
    <style:style style:name="T19" style:family="text">
      <style:text-properties fo:font-size="15pt" fo:font-weight="normal" officeooo:rsid="00291d6b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29d67d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2b9af7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2d626a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сскажи <text:s/>как были выстроены процессы <text:span text:style-name="T1">в твоей компании: <text:line-break/><text:line-break/>как задачки по флоу летят, </text:span><text:span text:style-name="T4">как в этом участвовала автоматизация, это был тех долг или сразу это автоматизировали .<text:line-break/>Тех долг это же беклог? Где он был прописан <text:s/>и как мы за ним следили /<text:line-break/><text:line-break/><text:line-break/>Из каких человек команда была собрана .<text:line-break/></text:span><text:span text:style-name="T5">Расскажи у вас в проекте тесты лежат в отдельном проекте или тесты лежат в каждом проекте микросервиса? <text:line-break/><text:line-break/></text:span><text:span text:style-name="T6">Как строились эти ваши двухнедельные спринты? Задачи из тех долга были или как у вас<text:line-break/>«Я» Думаю что правильно сказать что сначала задачи присылались из новой фичи , ты их тестируешь и если время есть задачи из тех долга брал. Как лучше? </text:span></text:p>
      <text:p text:style-name="P1"/>
      <text:p text:style-name="P1"/>
      <text:p text:style-name="P2"><text:span text:style-name="T8">Е</text:span><text:span text:style-name="T7">сли у меня 70% авто и 30% ручное , то это были спринты? Звучит же не логично, видимо из бек лога было все это или как? <text:line-break/><text:line-break/><text:line-break/></text:span><text:span text:style-name="T9">Как у меня впроекте были настроены автотесты Апи → брокер → микросервис → БД → брокер → бд <text:s/></text:span><text:span text:style-name="T2">… </text:span><text:span text:style-name="T10">или как??<text:line-break/><text:line-break/></text:span><text:span text:style-name="T11">сокеты </text:span><text:span text:style-name="T3">jrpc </text:span><text:span text:style-name="T11">были? Может не было?)<text:line-break/><text:line-break/></text:span><text:span text:style-name="T12">чего не хватает на тек. Месте<text:line-break/></text:span></text:p>
      <text:p text:style-name="P3"><text:span text:style-name="T12">к</text:span><text:span text:style-name="T7">акие пожелание хотел бы на новом месте?<text:line-break/><text:line-break/>Какие методы апи есть , что использовал<text:line-break/><text:line-break/></text:span><text:span text:style-name="T13">чем пут от пач отличается. Что будет если в 10 полей в патч внести только 5 и если в пут венсти толлько 5 . что будет с остальными полями<text:line-break/><text:line-break/></text:span><text:span text:style-name="T15">Что такое идемпотентный метод </text:span><text:span text:style-name="T16">какие есть. <text:s/></text:span><text:span text:style-name="T14">Это методы где повторные вызовы не меняют состояние системы<text:line-break/><text:line-break/></text:span><text:span text:style-name="T17">Что такое версионирование в бд <text:line-break/><text:line-break/>как авто тесты с бд на джава писать проверяя пост запрос. </text:span><text:span text:style-name="T18">Какую библиотеку мы использовали для этого<text:line-break/><text:line-break/></text:span><text:span text:style-name="T19">Подробно про стрим апи( что за лямбда что справа после стрелочки. Что это заметод такой)</text:span><text:span text:style-name="T20">Что там про функциональный интрефейс ,</text:span><text:span text:style-name="T21">про анонимный интрфейс<text:line-break/><text:line-break/><text:line-break/></text:span><text:soft-page-break/><text:span text:style-name="T22">чем тестирование апишки отличается от тестировании кафки. Я думал тестирование кафки всегда через апишку или не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12:18:48.628000000</meta:creation-date>
    <dc:date>2025-09-17T20:44:51.905000000</dc:date>
    <meta:editing-duration>PT3H19M15S</meta:editing-duration>
    <meta:editing-cycles>17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3" meta:word-count="286" meta:character-count="1645" meta:non-whitespace-character-count="1336"/>
  </office:meta>
</office:document-meta>
</file>